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 Unicode MS" svg:font-family="'Arial Unicode MS'"/>
    <style:font-face style:name="Calibri" svg:font-family="Calibri"/>
    <style:font-face style:name="Mangal2" svg:font-family="Mangal"/>
    <style:font-face style:name="Meiryo" svg:font-family="Meiryo"/>
    <style:font-face style:name="OpenSymbol" svg:font-family="OpenSymbol"/>
    <style:font-face style:name="Mangal" svg:font-family="Mangal" style:font-pitch="variable"/>
    <style:font-face style:name="SimSun" svg:font-family="SimSun" style:font-pitch="variable"/>
    <style:font-face style:name="HGP創英角ｺﾞｼｯｸUB" svg:font-family="HGP創英角ｺﾞｼｯｸUB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75in" fo:margin-left="0.0806in" fo:margin-right="-0.0306in" table:align="margins" style:may-break-between-rows="true" style:writing-mode="lr-tb"/>
    </style:style>
    <style:style style:name="Table1.A" style:family="table-column">
      <style:table-column-properties style:column-width="1.3097in" style:rel-column-width="12484*"/>
    </style:style>
    <style:style style:name="Table1.B" style:family="table-column">
      <style:table-column-properties style:column-width="2.1354in" style:rel-column-width="20355*"/>
    </style:style>
    <style:style style:name="Table1.C" style:family="table-column">
      <style:table-column-properties style:column-width="3.4299in" style:rel-column-width="32696*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1.2" style:family="table-row">
      <style:table-row-properties style:min-row-height="0.5917in"/>
    </style:style>
    <style:style style:name="Table1.3" style:family="table-row">
      <style:table-row-properties style:min-row-height="0.2549in"/>
    </style:style>
    <style:style style:name="Table1.A3" style:family="table-cell">
      <style:table-cell-properties fo:background-color="#ffffff" fo:padding-left="0.075in" fo:padding-right="0.075in" fo:padding-top="0in" fo:padding-bottom="0in" fo:border-left="0.0069in solid #000000" fo:border-right="0.0069in solid #000000" fo:border-top="none" fo:border-bottom="0.0069in solid #000000" fo:vertical-align="top">
        <style:background-image/>
      </style:table-cell-properties>
    </style:style>
    <style:style style:name="Table1.4" style:family="table-row">
      <style:table-row-properties style:min-row-height="0.2438in"/>
    </style:style>
    <style:style style:name="Table1.5" style:family="table-row">
      <style:table-row-properties style:min-row-height="0.2493in"/>
    </style:style>
    <style:style style:name="P1" style:family="paragraph" style:parent-style-name="Standard">
      <style:paragraph-properties fo:margin-top="0in" fo:margin-bottom="0.139in" fo:line-height="115%" fo:text-align="center" style:justify-single-word="false"/>
      <style:text-properties style:use-window-font-color="true" style:font-name="Times New Roman" fo:font-size="26pt" fo:font-weight="bold" fo:background-color="transparent" style:font-name-asian="SimSun" style:font-size-asian="26pt" style:font-name-complex="Arial Unicode MS" style:font-size-complex="26pt"/>
    </style:style>
    <style:style style:name="P2" style:family="paragraph" style:parent-style-name="Standard">
      <style:paragraph-properties fo:margin-top="0in" fo:margin-bottom="0.139in" fo:line-height="100%" fo:text-align="start" style:justify-single-word="false">
        <style:tab-stops>
          <style:tab-stop style:position="0.1457in"/>
          <style:tab-stop style:position="0.4374in"/>
          <style:tab-stop style:position="1.0728in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size-asian="12pt" style:language-asian="ja" style:country-asian="JP" style:font-name-complex="Calibri" style:font-size-complex="12pt"/>
    </style:style>
    <style:style style:name="P3" style:family="paragraph" style:parent-style-name="Standard">
      <style:paragraph-properties fo:margin-top="0in" fo:margin-bottom="0.139in" fo:line-height="100%" fo:text-align="start" style:justify-single-word="false">
        <style:tab-stops>
          <style:tab-stop style:position="0.1457in"/>
          <style:tab-stop style:position="0.4374in"/>
          <style:tab-stop style:position="1.0728in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size-asian="12pt" style:language-asian="ja" style:country-asian="JP" style:font-name-complex="Arial Unicode MS" style:font-size-complex="12pt"/>
    </style:style>
    <style:style style:name="P4" style:family="paragraph" style:parent-style-name="Standard">
      <style:paragraph-properties fo:margin-top="0in" fo:margin-bottom="0.139in" fo:line-height="100%" fo:text-align="start" style:justify-single-word="false">
        <style:tab-stops>
          <style:tab-stop style:position="0.1457in"/>
          <style:tab-stop style:position="0.4374in"/>
          <style:tab-stop style:position="1.0728in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size-asian="12pt" style:font-name-complex="Calibri" style:font-size-complex="12pt"/>
    </style:style>
    <style:style style:name="P5" style:family="paragraph" style:parent-style-name="Standard">
      <style:paragraph-properties fo:margin-top="0in" fo:margin-bottom="0.139in" fo:line-height="100%" fo:text-align="start" style:justify-single-word="false">
        <style:tab-stops>
          <style:tab-stop style:position="0.1457in"/>
          <style:tab-stop style:position="0.4374in"/>
          <style:tab-stop style:position="1.0728in"/>
        </style:tab-stops>
      </style:paragraph-properties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5in"/>
          <style:tab-stop style:position="1in"/>
          <style:tab-stop style:position="2.2291in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size-asian="12pt" style:font-name-complex="Calibri" style:font-size-complex="12pt"/>
    </style:style>
    <style:style style:name="P7" style:family="paragraph" style:parent-style-name="Standard">
      <style:paragraph-properties fo:line-height="100%" fo:text-align="start" style:justify-single-word="false"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size-asian="12pt" style:language-asian="ja" style:country-asian="JP" style:font-name-complex="Arial Unicode MS" style:font-size-complex="12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0.4937in" style:type="center"/>
          <style:tab-stop style:position="0.9689in"/>
        </style:tab-stops>
      </style:paragraph-properties>
      <style:text-properties style:use-window-font-color="true" style:font-name="Times New Roman" fo:font-size="12pt" fo:font-weight="bold" fo:background-color="transparent" style:font-name-asian="Times New Roman" style:font-size-asian="12pt" style:font-name-complex="Calibri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size-asian="12pt" style:font-name-complex="Calibri" style:font-size-complex="12pt"/>
    </style:style>
    <style:style style:name="P10" style:family="paragraph" style:parent-style-name="Standard">
      <style:paragraph-properties fo:line-height="100%" fo:text-align="start" style:justify-single-word="false"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use-window-font-color="true" style:font-name="Times New Roman" fo:font-size="11pt" fo:language="en" fo:country="US" fo:font-weight="normal" fo:background-color="transparent" style:font-name-asian="Times New Roman" style:font-size-asian="11pt" style:language-asian="ja" style:country-asian="JP" style:font-name-complex="Meiryo" style:font-size-complex="11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Times New Roman" fo:font-size="12pt" style:font-name-asian="Times New Roman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13" style:family="paragraph" style:parent-style-name="Standard">
      <style:paragraph-properties fo:margin-top="0.0693in" fo:margin-bottom="0.0693in"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size-asian="12pt" style:font-name-complex="Calibri" style:font-size-complex="12pt"/>
    </style:style>
    <style:style style:name="P14" style:family="paragraph" style:parent-style-name="Standard">
      <style:paragraph-properties fo:margin-top="0.0693in" fo:margin-bottom="0.0693in" fo:line-height="100%" fo:text-align="start" style:justify-single-word="false"/>
      <style:text-properties style:font-name="Times New Roman" style:font-name-asian="Times New Roman"/>
    </style:style>
    <style:style style:name="P15" style:family="paragraph" style:parent-style-name="Standard">
      <style:paragraph-properties fo:margin-left="1in" fo:margin-right="0in" fo:line-height="100%" fo:text-align="center" style:justify-single-word="false" fo:text-indent="-1in" style:auto-text-indent="false"/>
      <style:text-properties style:use-window-font-color="true" style:font-name="Times New Roman" fo:font-size="12pt" fo:font-weight="normal" fo:background-color="transparent" style:font-name-asian="Times New Roman" style:font-size-asian="12pt" style:language-asian="ja" style:country-asian="JP" style:font-name-complex="Calibri" style:font-size-complex="12pt"/>
    </style:style>
    <style:style style:name="P16" style:family="paragraph" style:parent-style-name="Standard">
      <style:paragraph-properties fo:margin-left="1in" fo:margin-right="0in" fo:line-height="100%" fo:text-align="start" style:justify-single-word="false" fo:text-indent="-1in" style:auto-text-indent="false">
        <style:tab-stops>
          <style:tab-stop style:position="0.5728in"/>
          <style:tab-stop style:position="1.3228in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size-asian="12pt" style:language-asian="ja" style:country-asian="JP" style:font-name-complex="Arial Unicode MS" style:font-size-complex="12pt"/>
    </style:style>
    <style:style style:name="P17" style:family="paragraph" style:parent-style-name="Standard">
      <style:paragraph-properties fo:margin-left="1in" fo:margin-right="0in" fo:line-height="100%" fo:text-align="start" style:justify-single-word="false" fo:text-indent="-1in" style:auto-text-indent="false">
        <style:tab-stops>
          <style:tab-stop style:position="0.5728in"/>
          <style:tab-stop style:position="1.3228in"/>
        </style:tab-stops>
      </style:paragraph-properties>
      <style:text-properties style:use-window-font-color="true" style:font-name="Times New Roman" fo:font-size="12pt" fo:font-weight="normal" fo:background-color="transparent" style:font-name-asian="SimSun" style:font-size-asian="12pt" style:font-name-complex="Arial Unicode MS" style:font-size-complex="12pt"/>
    </style:style>
    <style:style style:name="P18" style:family="paragraph" style:parent-style-name="Standard">
      <style:paragraph-properties fo:margin-left="1in" fo:margin-right="0in" fo:line-height="100%" fo:text-align="start" style:justify-single-word="false" fo:text-indent="-1in" style:auto-text-indent="false">
        <style:tab-stops>
          <style:tab-stop style:position="0.5728in"/>
          <style:tab-stop style:position="1.3228in"/>
        </style:tab-stops>
      </style:paragraph-properties>
      <style:text-properties style:use-window-font-color="true" style:font-name="Times New Roman" fo:font-size="12pt" fo:font-weight="normal" fo:background-color="transparent" style:font-name-asian="SimSun" style:font-size-asian="12pt" style:language-asian="ja" style:country-asian="JP" style:font-name-complex="Arial Unicode MS" style:font-size-complex="12pt"/>
    </style:style>
    <style:style style:name="P19" style:family="paragraph" style:parent-style-name="Standard">
      <style:paragraph-properties fo:margin-top="0in" fo:margin-bottom="0.139in" fo:line-height="100%" fo:text-align="start" style:justify-single-word="false">
        <style:tab-stops>
          <style:tab-stop style:position="0.1457in"/>
          <style:tab-stop style:position="0.4374in"/>
          <style:tab-stop style:position="1.0728in"/>
        </style:tab-stops>
      </style:paragraph-properties>
    </style:style>
    <style:style style:name="T1" style:family="text">
      <style:text-properties style:use-window-font-color="true" fo:font-weight="normal" fo:background-color="transparent" style:font-name-complex="Arial Unicode MS" loext:char-shading-value="0"/>
    </style:style>
    <style:style style:name="T2" style:family="text">
      <style:text-properties style:use-window-font-color="true" fo:font-weight="normal" fo:background-color="transparent" style:font-name-complex="Calibri" loext:char-shading-value="0"/>
    </style:style>
    <style:style style:name="T3" style:family="text">
      <style:text-properties style:use-window-font-color="true" fo:font-weight="normal" fo:background-color="transparent" style:language-asian="ja" style:country-asian="JP" style:font-name-complex="Calibri" loext:char-shading-value="0"/>
    </style:style>
    <style:style style:name="T4" style:family="text">
      <style:text-properties style:use-window-font-color="true" fo:font-weight="normal" fo:background-color="transparent" style:font-name-asian="SimSun" style:font-name-complex="Arial Unicode MS" loext:char-shading-value="0"/>
    </style:style>
    <style:style style:name="T5" style:family="text">
      <style:text-properties style:use-window-font-color="true" fo:font-weight="normal" fo:background-color="transparent" style:font-name-asian="SimSun" style:language-asian="ja" style:country-asian="JP" style:font-name-complex="Arial Unicode MS" loext:char-shading-value="0"/>
    </style:style>
    <style:style style:name="T6" style:family="text">
      <style:text-properties style:use-window-font-color="true" fo:font-weight="normal" fo:background-color="transparent" style:font-name-asian="SimSun" style:language-asian="ja" style:country-asian="JP" style:font-name-complex="Calibri" loext:char-shading-value="0"/>
    </style:style>
    <style:style style:name="T7" style:family="text">
      <style:text-properties style:use-window-font-color="true" fo:font-size="12pt" fo:font-weight="normal" fo:background-color="transparent" style:font-size-asian="12pt" style:language-asian="ja" style:country-asian="JP" style:font-name-complex="Arial Unicode MS" style:font-size-complex="12pt" loext:char-shading-value="0"/>
    </style:style>
    <style:style style:name="T8" style:family="text">
      <style:text-properties style:use-window-font-color="true" style:font-name="Times New Roman" fo:font-size="11pt" fo:language="en" fo:country="US" fo:font-weight="normal" fo:background-color="transparent" style:font-name-asian="Times New Roman" style:font-size-asian="11pt" style:language-asian="ja" style:country-asian="JP" style:font-name-complex="Meiryo" style:font-size-complex="11pt"/>
    </style:style>
    <style:style style:name="T9" style:family="text">
      <style:text-properties style:use-window-font-color="true" style:font-name="Times New Roman" fo:font-size="11pt" fo:language="en" fo:country="US" fo:font-weight="normal" fo:background-color="transparent" style:font-name-asian="SimSun" style:font-size-asian="11pt" style:language-asian="ja" style:country-asian="JP" style:font-name-complex="Meiryo" style:font-size-complex="11pt"/>
    </style:style>
    <style:style style:name="T10" style:family="text">
      <style:text-properties style:use-window-font-color="true" style:font-name="Times New Roman" fo:font-size="12pt" fo:font-weight="normal" fo:background-color="transparent" style:font-name-asian="Times New Roman" style:font-size-asian="12pt" style:font-name-complex="Calibri" style:font-size-complex="12pt"/>
    </style:style>
    <style:style style:name="T11" style:family="text">
      <style:text-properties style:use-window-font-color="true" style:font-name="Times New Roman" fo:font-size="12pt" fo:font-weight="normal" fo:background-color="transparent" style:font-name-asian="Times New Roman" style:font-size-asian="12pt" style:language-asian="ja" style:country-asian="JP" style:font-name-complex="Calibri" style:font-size-complex="12pt"/>
    </style:style>
    <style:style style:name="T12" style:family="text">
      <style:text-properties style:use-window-font-color="true" style:font-name="Times New Roman" fo:font-size="12pt" fo:font-weight="normal" fo:background-color="transparent" style:font-name-asian="Times New Roman" style:font-size-asian="12pt" style:language-asian="ja" style:country-asian="JP" style:font-name-complex="Arial Unicode MS" style:font-size-complex="12pt"/>
    </style:style>
    <style:style style:name="T13" style:family="text">
      <style:text-properties style:use-window-font-color="true" style:font-name="Times New Roman" fo:font-size="12pt" fo:font-weight="normal" fo:background-color="transparent" style:font-name-asian="Times New Roman" style:font-size-asian="12pt" style:font-name-complex="Arial Unicode MS" style:font-size-complex="12pt"/>
    </style:style>
    <style:style style:name="T14" style:family="text">
      <style:text-properties style:use-window-font-color="true" style:font-name="Times New Roman" fo:font-size="12pt" fo:font-weight="normal" fo:background-color="transparent" style:font-name-asian="SimSun" style:font-size-asian="12pt" style:language-asian="ja" style:country-asian="JP" style:font-name-complex="Calibri" style:font-size-complex="12pt" loext:char-shading-value="0"/>
    </style:style>
    <style:style style:name="T15" style:family="text">
      <style:text-properties style:use-window-font-color="true" fo:font-size="11pt" fo:language="en" fo:country="US" fo:font-weight="normal" fo:background-color="transparent" style:font-name-asian="SimSun" style:font-size-asian="11pt" style:language-asian="ja" style:country-asian="JP" style:font-name-complex="Meiryo" style:font-size-complex="11pt" loext:char-shading-value="0"/>
    </style:style>
    <style:style style:name="T16" style:family="text">
      <style:text-properties style:use-window-font-color="true" style:font-name="SimSun" fo:font-size="12pt" fo:font-weight="normal" fo:background-color="transparent" style:font-name-asian="SimSun" style:font-size-asian="12pt" style:language-asian="ja" style:country-asian="JP" style:font-name-complex="Arial Unicode MS" style:font-size-complex="12pt" loext:char-shading-value="0"/>
    </style:style>
    <style:style style:name="T17" style:family="text">
      <style:text-properties style:use-window-font-color="true" style:font-name="SimSun" fo:font-size="11pt" fo:language="en" fo:country="US" fo:font-weight="normal" fo:background-color="transparent" style:font-name-asian="SimSun" style:font-size-asian="11pt" style:language-asian="ja" style:country-asian="JP" style:font-name-complex="Meiryo" style:font-size-complex="11pt"/>
    </style:style>
    <style:style style:name="T18" style:family="text">
      <style:text-properties style:use-window-font-color="true" style:font-name="SimSun" fo:font-size="11pt" fo:language="en" fo:country="US" fo:font-weight="normal" fo:background-color="transparent" style:font-name-asian="SimSun" style:font-size-asian="11pt" style:language-asian="ja" style:country-asian="JP" style:font-name-complex="Meiryo" style:font-size-complex="11pt" loext:char-shading-value="0"/>
    </style:style>
    <style:style style:name="T19" style:family="text">
      <style:text-properties style:language-asian="ja" style:country-asian="JP"/>
    </style:style>
    <style:style style:name="T20" style:family="text">
      <style:text-properties fo:font-size="11pt" fo:language="en" fo:country="US" style:font-name-asian="SimSun" style:font-size-asian="11pt" style:language-asian="ja" style:country-asian="JP" style:font-name-complex="Meiryo" style:font-size-complex="11pt"/>
    </style:style>
    <style:style style:name="T21" style:family="text">
      <style:text-properties style:text-outline="false" style:text-line-through-style="none" fo:font-size="11pt" fo:language="en" fo:country="US" fo:font-style="normal" fo:text-shadow="none" style:text-underline-style="none" style:font-name-asian="SimSun" style:font-size-asian="11pt" style:language-asian="ja" style:country-asian="JP" style:font-style-asian="normal" style:font-weight-asian="normal" style:font-name-complex="Meiryo" style:font-size-complex="11pt" style:font-style-complex="normal" style:font-weight-complex="normal" style:text-emphasize="none" style:text-overline-style="none" style:text-overline-color="font-color" loext:char-shading-value="0"/>
    </style:style>
    <style:style style:name="T22" style:family="text">
      <style:text-properties style:font-name="SimSun" style:font-name-asian="SimSun"/>
    </style:style>
    <style:style style:name="T23" style:family="text">
      <style:text-properties style:font-name="SimSun" style:font-name-asian="SimSun" style:language-asian="ja" style:country-asian="JP"/>
    </style:style>
    <style:style style:name="T24" style:family="text">
      <style:text-properties style:font-name="SimSun" fo:font-size="11pt" fo:language="en" fo:country="US" style:font-name-asian="SimSun" style:font-size-asian="11pt" style:language-asian="ja" style:country-asian="JP" style:font-name-complex="Meiryo" style:font-size-complex="11pt"/>
    </style:style>
    <style:style style:name="T25" style:family="text">
      <style:text-properties style:font-name-asian="SimSun"/>
    </style:style>
    <style:style style:name="T26" style:family="text">
      <style:text-properties style:font-name="Times New Roman" style:font-name-asian="SimSun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353_1350103414"/>日報<text:bookmark-end text:name="__DdeLink__1353_1350103414"/></text:p>
      <text:p text:style-name="P11"><text:span text:style-name="T2">Date<text:tab/><text:tab/>: 2014</text:span><text:span text:style-name="T4">年</text:span><text:span text:style-name="T1">0</text:span><text:span text:style-name="T3">4</text:span><text:span text:style-name="T4">月</text:span><text:span text:style-name="T5">10</text:span><text:span text:style-name="T4">日</text:span></text:p>
      <text:p text:style-name="P6">ID<text:tab/> <text:s text:c="11"/>: 118</text:p>
      <text:p text:style-name="P11"><text:span text:style-name="T2">Submitted By<text:tab/>: </text:span><text:span text:style-name="T5">ネイチヌ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ab/>Time<text:tab/></text:p>
          </table:table-cell>
          <table:table-cell table:style-name="Table1.A1" office:value-type="string">
            <text:p text:style-name="P9">Actual Work</text:p>
          </table:table-cell>
          <table:table-cell table:style-name="Table1.A1" office:value-type="string">
            <text:p text:style-name="P9">Remark</text:p>
          </table:table-cell>
        </table:table-row>
        <table:table-row table:style-name="Table1.2">
          <table:table-cell table:style-name="Table1.A1" office:value-type="string">
            <text:p text:style-name="P13"><text:span text:style-name="T19">0</text:span>8:00~<text:span text:style-name="T19">08:15</text:span></text:p>
            <text:p text:style-name="P13"/>
          </table:table-cell>
          <table:table-cell table:style-name="Table1.A1" office:value-type="string">
            <text:p text:style-name="P17">朝のスピーチ</text:p>
          </table:table-cell>
          <table:table-cell table:style-name="Table1.A1" office:value-type="string">
            <text:p text:style-name="P14"><text:span text:style-name="T7">-Win Thiri Phyo</text:span><text:span text:style-name="T16">さんはについて言いました。</text:span></text:p>
            <text:p text:style-name="P14"><text:span text:style-name="T16">-私たちは</text:span><text:span text:style-name="T15">Project</text:span><text:span text:style-name="T18">のために</text:span><text:span text:style-name="T15">discuss </text:span><text:span text:style-name="T18">しました。</text:span></text:p>
          </table:table-cell>
        </table:table-row>
        <table:table-row table:style-name="Table1.3">
          <table:table-cell table:style-name="Table1.A3" office:value-type="string">
            <text:p text:style-name="P15">08:15~12:00</text:p>
          </table:table-cell>
          <table:table-cell table:style-name="Table1.A3" office:value-type="string">
            <text:p text:style-name="P18">自習時間</text:p>
          </table:table-cell>
          <table:table-cell table:style-name="Table1.A3" office:value-type="string">
            <text:p text:style-name="P12"><text:span text:style-name="T8">-VMWare </text:span><text:span text:style-name="T17">を</text:span><text:bookmark text:name="result_box1"/><text:span text:style-name="T17">インターネット でしらべました</text:span><text:span text:style-name="T8">。</text:span></text:p>
          </table:table-cell>
        </table:table-row>
        <table:table-row table:style-name="Table1.4">
          <table:table-cell table:style-name="Table1.A3" office:value-type="string">
            <text:p text:style-name="P15">12:00～12:45</text:p>
          </table:table-cell>
          <table:table-cell table:style-name="Table1.A3" office:value-type="string">
            <text:p text:style-name="P16"/>
          </table:table-cell>
          <table:table-cell table:style-name="Table1.A3" office:value-type="string">
            <text:p text:style-name="P7"/>
          </table:table-cell>
        </table:table-row>
        <table:table-row table:style-name="Table1.5">
          <table:table-cell table:style-name="Table1.A3" office:value-type="string">
            <text:p text:style-name="P15">12:45~05:00</text:p>
          </table:table-cell>
          <table:table-cell table:style-name="Table1.A3" office:value-type="string">
            <text:p text:style-name="P18">自習時間</text:p>
          </table:table-cell>
          <table:table-cell table:style-name="Table1.A3" office:value-type="string">
            <text:p text:style-name="P10">-VMWare <text:span text:style-name="T25">をべんきょうしました。</text:span></text:p>
          </table:table-cell>
        </table:table-row>
      </table:table>
      <text:p text:style-name="P3"><text:tab/></text:p>
      <text:p text:style-name="P5"><text:span text:style-name="T11">■Comment<text:tab/>:</text:span><text:bookmark text:name="result_box"/><text:span text:style-name="T6">コメント </text:span><text:span text:style-name="T14">がありません。</text:span><text:span text:style-name="T12"><text:line-break/></text:span><text:span text:style-name="T10">■Keep</text:span><text:span text:style-name="T13"><text:tab/></text:span><text:span text:style-name="T10">:</text:span><text:span text:style-name="T11"> </text:span></text:p>
      <text:p text:style-name="P5"><text:span text:style-name="T10">■Problem</text:span><text:span text:style-name="T11">　<text:tab/></text:span><text:span text:style-name="T10">: </text:span><text:span text:style-name="T11">At yesterday meeting,all of the members did not know exactly how to do the project .</text:span></text:p>
      <text:p text:style-name="P5"><text:span text:style-name="T11"><text:tab/><text:tab/><text:tab/> So, we all had difficulties for VMWare.</text:span></text:p>
      <text:p text:style-name="P4">■Try<text:tab/><text:tab/>: <text:span text:style-name="T26">We decided to send mail Mochizuki San.</text:span></text:p>
      <text:p text:style-name="P4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 Unicode MS" svg:font-family="'Arial Unicode MS'"/>
    <style:font-face style:name="Calibri" svg:font-family="Calibri"/>
    <style:font-face style:name="Mangal2" svg:font-family="Mangal"/>
    <style:font-face style:name="Meiryo" svg:font-family="Meiryo"/>
    <style:font-face style:name="OpenSymbol" svg:font-family="OpenSymbol"/>
    <style:font-face style:name="Mangal" svg:font-family="Mangal" style:font-pitch="variable"/>
    <style:font-face style:name="SimSun" svg:font-family="SimSun" style:font-pitch="variable"/>
    <style:font-face style:name="HGP創英角ｺﾞｼｯｸUB" svg:font-family="HGP創英角ｺﾞｼｯｸUB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fo:text-align="start" style:justify-single-word="false" style:text-autospace="none" style:writing-mode="lr-tb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0pt" style:font-size-asian="20pt" style:font-size-complex="20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fo:text-align="start" style:justify-single-word="false" style:text-autospace="none" style:writing-mode="lr-tb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in" fo:margin-bottom="0.0783in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1_7e_LT_7e_Gliederung_20_1" style:display-name="Default 1~LT~Gliederung 1" style:family="paragraph">
      <style:paragraph-properties fo:margin-top="0in" fo:margin-bottom="0.1965in" fo:text-align="start" style:justify-single-word="false" style:text-autospace="none" style:writing-mode="lr-tb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in" fo:margin-bottom="0.1575in"/>
      <style:text-properties fo:font-size="24pt" style:font-size-asian="24pt" style:font-size-complex="24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in" fo:margin-bottom="0.1181in"/>
      <style:text-properties fo:font-size="20pt" style:font-size-asian="20pt" style:font-size-complex="20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in" fo:margin-bottom="0.0783in"/>
    </style:style>
    <style:style style:name="Default_20_1_7e_LT_7e_Gliederung_20_5" style:display-name="Default 1~LT~Gliederung 5" style:family="paragraph" style:parent-style-name="Default_20_1_7e_LT_7e_Gliederung_20_4">
      <style:paragraph-properties fo:margin-top="0in" fo:margin-bottom="0.0398in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Default_20_2_7e_LT_7e_Gliederung_20_1" style:display-name="Default 2~LT~Gliederung 1" style:family="paragraph">
      <style:paragraph-properties fo:margin-top="0in" fo:margin-bottom="0.1965in" fo:text-align="start" style:justify-single-word="false" style:text-autospace="none" style:writing-mode="lr-tb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in" fo:margin-bottom="0.1575in"/>
      <style:text-properties fo:font-size="24pt" style:font-size-asian="24pt" style:font-size-complex="24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in" fo:margin-bottom="0.1181in"/>
      <style:text-properties fo:font-size="20pt" style:font-size-asian="20pt" style:font-size-complex="20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in" fo:margin-bottom="0.0783in"/>
    </style:style>
    <style:style style:name="Default_20_2_7e_LT_7e_Gliederung_20_5" style:display-name="Default 2~LT~Gliederung 5" style:family="paragraph" style:parent-style-name="Default_20_2_7e_LT_7e_Gliederung_20_4">
      <style:paragraph-properties fo:margin-top="0in" fo:margin-bottom="0.0398in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itle1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1" style:display-name="Title1~LT~Gliederung 1" style:family="paragraph">
      <style:paragraph-properties fo:margin="100%" fo:margin-left="0.3752in" fo:margin-right="0in" fo:margin-top="0.083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ＭＳ Ｐゴシック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="100%" fo:margin-left="0.8126in" fo:margin-right="0in" fo:margin-top="0.0693in" fo:margin-bottom="0in" fo:line-height="140%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0pt" style:font-size-asian="20pt" style:font-size-complex="20pt"/>
    </style:style>
    <style:style style:name="Title1_7e_LT_7e_Gliederung_20_3" style:display-name="Title1~LT~Gliederung 3" style:family="paragraph" style:parent-style-name="Title1_7e_LT_7e_Gliederung_20_2">
      <style:paragraph-properties fo:margin="100%" fo:margin-left="1.25in" fo:margin-right="0in" fo:margin-top="0.0555in" fo:margin-bottom="0in" fo:line-height="18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_7e_LT_7e_Gliederung_20_4" style:display-name="Title1~LT~Gliederung 4" style:family="paragraph" style:parent-style-name="Title1_7e_LT_7e_Gliederung_20_3">
      <style:paragraph-properties fo:margin="100%" fo:margin-left="1.75in" fo:margin-right="0in" fo:margin-top="0.0693in" fo:margin-bottom="0in" fo:line-height="100%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.3752in" fo:margin-right="0in" fo:margin-top="0.0835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ＭＳ Ｐゴシック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="100%" fo:margin-left="0.3752in" fo:margin-right="0in" fo:margin-top="0.083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ＭＳ Ｐゴシック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="100%" fo:margin-left="0.8126in" fo:margin-right="0in" fo:margin-top="0.0693in" fo:margin-bottom="0in" fo:line-height="140%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0pt" style:font-size-asian="20pt" style:font-size-complex="20pt"/>
    </style:style>
    <style:style style:name="Title2_7e_LT_7e_Gliederung_20_3" style:display-name="Title2~LT~Gliederung 3" style:family="paragraph" style:parent-style-name="Title2_7e_LT_7e_Gliederung_20_2">
      <style:paragraph-properties fo:margin="100%" fo:margin-left="1.25in" fo:margin-right="0in" fo:margin-top="0.0555in" fo:margin-bottom="0in" fo:line-height="18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2_7e_LT_7e_Gliederung_20_4" style:display-name="Title2~LT~Gliederung 4" style:family="paragraph" style:parent-style-name="Title2_7e_LT_7e_Gliederung_20_3">
      <style:paragraph-properties fo:margin="100%" fo:margin-left="1.75in" fo:margin-right="0in" fo:margin-top="0.0693in" fo:margin-bottom="0in" fo:line-height="100%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="100%" fo:margin-left="0.3752in" fo:margin-right="0in" fo:margin-top="0.0835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ＭＳ Ｐゴシック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3_7e_LT_7e_Gliederung_20_3" style:display-name="Title3~LT~Gliederung 3" style:family="paragraph" style:parent-style-name="Title3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3_7e_LT_7e_Gliederung_20_4" style:display-name="Title3~LT~Gliederung 4" style:family="paragraph" style:parent-style-name="Title3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3_7e_LT_7e_Gliederung_20_5" style:display-name="Title3~LT~Gliederung 5" style:family="paragraph" style:parent-style-name="Title3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="100%" fo:margin-left="0.3752in" fo:margin-right="0in" fo:margin-top="0.083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ＭＳ Ｐゴシック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="100%" fo:margin-left="0.8126in" fo:margin-right="0in" fo:margin-top="0.0693in" fo:margin-bottom="0in" fo:line-height="140%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0pt" style:font-size-asian="20pt" style:font-size-complex="20pt"/>
    </style:style>
    <style:style style:name="Title4_7e_LT_7e_Gliederung_20_3" style:display-name="Title4~LT~Gliederung 3" style:family="paragraph" style:parent-style-name="Title4_7e_LT_7e_Gliederung_20_2">
      <style:paragraph-properties fo:margin="100%" fo:margin-left="1.25in" fo:margin-right="0in" fo:margin-top="0.0555in" fo:margin-bottom="0in" fo:line-height="18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4_7e_LT_7e_Gliederung_20_4" style:display-name="Title4~LT~Gliederung 4" style:family="paragraph" style:parent-style-name="Title4_7e_LT_7e_Gliederung_20_3">
      <style:paragraph-properties fo:margin="100%" fo:margin-left="1.75in" fo:margin-right="0in" fo:margin-top="0.0693in" fo:margin-bottom="0in" fo:line-height="100%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4_7e_LT_7e_Gliederung_20_5" style:display-name="Title4~LT~Gliederung 5" style:family="paragraph" style:parent-style-name="Title4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8pt" fo:font-style="normal" fo:text-shadow="none" style:text-underline-style="none" fo:font-weight="normal" style:letter-kerning="true" style:font-name-asian="HGP創英角ｺﾞｼｯｸUB" style:font-size-asian="28pt" style:font-style-asian="normal" style:font-weight-asian="normal" style:font-name-complex="HGP創英角ｺﾞｼｯｸUB" style:font-size-complex="28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="100%" fo:margin-left="0.3752in" fo:margin-right="0in" fo:margin-top="0.0835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ＭＳ Ｐゴシック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5_7e_LT_7e_Gliederung_20_3" style:display-name="Title5~LT~Gliederung 3" style:family="paragraph" style:parent-style-name="Title5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5_7e_LT_7e_Gliederung_20_4" style:display-name="Title5~LT~Gliederung 4" style:family="paragraph" style:parent-style-name="Title5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5_7e_LT_7e_Gliederung_20_5" style:display-name="Title5~LT~Gliederung 5" style:family="paragraph" style:parent-style-name="Title5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6_7e_LT_7e_Gliederung_20_3" style:display-name="Title6~LT~Gliederung 3" style:family="paragraph" style:parent-style-name="Title6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6_7e_LT_7e_Gliederung_20_4" style:display-name="Title6~LT~Gliederung 4" style:family="paragraph" style:parent-style-name="Title6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6_7e_LT_7e_Gliederung_20_5" style:display-name="Title6~LT~Gliederung 5" style:family="paragraph" style:parent-style-name="Title6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7_7e_LT_7e_Gliederung_20_3" style:display-name="Title7~LT~Gliederung 3" style:family="paragraph" style:parent-style-name="Title7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7_7e_LT_7e_Gliederung_20_4" style:display-name="Title7~LT~Gliederung 4" style:family="paragraph" style:parent-style-name="Title7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7_7e_LT_7e_Gliederung_20_5" style:display-name="Title7~LT~Gliederung 5" style:family="paragraph" style:parent-style-name="Title7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="100%" fo:margin-left="0.3752in" fo:margin-right="0in" fo:margin-top="0.0555in" fo:margin-bottom="0in" fo:line-height="14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16pt" fo:font-style="normal" fo:text-shadow="none" style:text-underline-style="none" fo:font-weight="normal" style:letter-kerning="true" style:font-name-asian="HGP創英角ｺﾞｼｯｸUB" style:font-size-asian="16pt" style:font-style-asian="normal" style:font-weight-asian="normal" style:font-name-complex="HGP創英角ｺﾞｼｯｸUB" style:font-size-complex="16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="100%" fo:margin-left="0.8126in" fo:margin-right="0in" fo:margin-top="0.0484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4pt" style:font-size-asian="14pt" style:font-size-complex="14pt"/>
    </style:style>
    <style:style style:name="Title8_7e_LT_7e_Gliederung_20_3" style:display-name="Title8~LT~Gliederung 3" style:family="paragraph" style:parent-style-name="Title8_7e_LT_7e_Gliederung_20_2">
      <style:paragraph-properties fo:margin="100%" fo:margin-left="1.25in" fo:margin-right="0in" fo:margin-top="0.0417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2pt" style:font-size-asian="12pt" style:font-size-complex="12pt"/>
    </style:style>
    <style:style style:name="Title8_7e_LT_7e_Gliederung_20_4" style:display-name="Title8~LT~Gliederung 4" style:family="paragraph" style:parent-style-name="Title8_7e_LT_7e_Gliederung_20_3">
      <style:paragraph-properties fo:margin="100%" fo:margin-left="1.75in" fo:margin-right="0in" fo:margin-top="0.0693in" fo:margin-bottom="0in" fo:line-height="100%" fo:text-indent="-0.25in" style:auto-text-indent="false">
        <style:tab-stops/>
      </style:paragraph-properties>
      <style:text-properties style:font-name="ＭＳ Ｐゴシック" fo:font-size="20pt" style:font-name-asian="ＭＳ Ｐゴシック" style:font-size-asian="20pt" style:font-name-complex="ＭＳ Ｐゴシック" style:font-size-complex="20pt"/>
    </style:style>
    <style:style style:name="Title8_7e_LT_7e_Gliederung_20_5" style:display-name="Title8~LT~Gliederung 5" style:family="paragraph" style:parent-style-name="Title8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="100%" fo:margin-left="0.3752in" fo:margin-right="0in" fo:margin-top="0.0555in" fo:margin-bottom="0in" fo:line-height="14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16pt" fo:font-style="normal" fo:text-shadow="none" style:text-underline-style="none" fo:font-weight="normal" style:letter-kerning="true" style:font-name-asian="HGP創英角ｺﾞｼｯｸUB" style:font-size-asian="16pt" style:font-style-asian="normal" style:font-weight-asian="normal" style:font-name-complex="HGP創英角ｺﾞｼｯｸUB" style:font-size-complex="16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9_7e_LT_7e_Gliederung_20_3" style:display-name="Title9~LT~Gliederung 3" style:family="paragraph" style:parent-style-name="Title9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9_7e_LT_7e_Gliederung_20_4" style:display-name="Title9~LT~Gliederung 4" style:family="paragraph" style:parent-style-name="Title9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9_7e_LT_7e_Gliederung_20_5" style:display-name="Title9~LT~Gliederung 5" style:family="paragraph" style:parent-style-name="Title9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Title10_7e_LT_7e_Gliederung_20_1" style:display-name="Title10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0_7e_LT_7e_Gliederung_20_3" style:display-name="Title10~LT~Gliederung 3" style:family="paragraph" style:parent-style-name="Title10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0_7e_LT_7e_Gliederung_20_4" style:display-name="Title10~LT~Gliederung 4" style:family="paragraph" style:parent-style-name="Title10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0_7e_LT_7e_Gliederung_20_5" style:display-name="Title10~LT~Gliederung 5" style:family="paragraph" style:parent-style-name="Title10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1_7e_LT_7e_Gliederung_20_3" style:display-name="Title11~LT~Gliederung 3" style:family="paragraph" style:parent-style-name="Title11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1_7e_LT_7e_Gliederung_20_4" style:display-name="Title11~LT~Gliederung 4" style:family="paragraph" style:parent-style-name="Title11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1_7e_LT_7e_Gliederung_20_5" style:display-name="Title11~LT~Gliederung 5" style:family="paragraph" style:parent-style-name="Title11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Title12_7e_LT_7e_Gliederung_20_1" style:display-name="Title12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2_7e_LT_7e_Gliederung_20_3" style:display-name="Title12~LT~Gliederung 3" style:family="paragraph" style:parent-style-name="Title12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2_7e_LT_7e_Gliederung_20_4" style:display-name="Title12~LT~Gliederung 4" style:family="paragraph" style:parent-style-name="Title12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2_7e_LT_7e_Gliederung_20_5" style:display-name="Title12~LT~Gliederung 5" style:family="paragraph" style:parent-style-name="Title12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3_7e_LT_7e_Gliederung_20_3" style:display-name="Title13~LT~Gliederung 3" style:family="paragraph" style:parent-style-name="Title13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3_7e_LT_7e_Gliederung_20_4" style:display-name="Title13~LT~Gliederung 4" style:family="paragraph" style:parent-style-name="Title13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3_7e_LT_7e_Gliederung_20_5" style:display-name="Title13~LT~Gliederung 5" style:family="paragraph" style:parent-style-name="Title13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Title14_7e_LT_7e_Gliederung_20_1" style:display-name="Title14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4_7e_LT_7e_Gliederung_20_2" style:display-name="Title14~LT~Gliederung 2" style:family="paragraph" style:parent-style-name="Title14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4_7e_LT_7e_Gliederung_20_3" style:display-name="Title14~LT~Gliederung 3" style:family="paragraph" style:parent-style-name="Title14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4_7e_LT_7e_Gliederung_20_4" style:display-name="Title14~LT~Gliederung 4" style:family="paragraph" style:parent-style-name="Title14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4_7e_LT_7e_Gliederung_20_5" style:display-name="Title14~LT~Gliederung 5" style:family="paragraph" style:parent-style-name="Title14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4_7e_LT_7e_Gliederung_20_6" style:display-name="Title14~LT~Gliederung 6" style:family="paragraph" style:parent-style-name="Title14_7e_LT_7e_Gliederung_20_5"/>
    <style:style style:name="Title14_7e_LT_7e_Gliederung_20_7" style:display-name="Title14~LT~Gliederung 7" style:family="paragraph" style:parent-style-name="Title14_7e_LT_7e_Gliederung_20_6"/>
    <style:style style:name="Title14_7e_LT_7e_Gliederung_20_8" style:display-name="Title14~LT~Gliederung 8" style:family="paragraph" style:parent-style-name="Title14_7e_LT_7e_Gliederung_20_7"/>
    <style:style style:name="Title14_7e_LT_7e_Gliederung_20_9" style:display-name="Title14~LT~Gliederung 9" style:family="paragraph" style:parent-style-name="Title14_7e_LT_7e_Gliederung_20_8"/>
    <style:style style:name="Title14_7e_LT_7e_Titel" style:display-name="Title14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4_7e_LT_7e_Untertitel" style:display-name="Title14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4_7e_LT_7e_Notizen" style:display-name="Title14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4_7e_LT_7e_Hintergrundobjekte" style:display-name="Title14~LT~Hintergrundobjekte" style:family="paragraph">
      <style:paragraph-properties style:text-autospace="none"/>
      <style:text-properties style:letter-kerning="true"/>
    </style:style>
    <style:style style:name="Title14_7e_LT_7e_Hintergrund" style:display-name="Title14~LT~Hintergrund" style:family="paragraph">
      <style:paragraph-properties fo:text-align="center" style:justify-single-word="false" style:text-autospace="none"/>
    </style:style>
    <style:style style:name="Title15_7e_LT_7e_Gliederung_20_1" style:display-name="Title15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5_7e_LT_7e_Gliederung_20_2" style:display-name="Title15~LT~Gliederung 2" style:family="paragraph" style:parent-style-name="Title15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5_7e_LT_7e_Gliederung_20_3" style:display-name="Title15~LT~Gliederung 3" style:family="paragraph" style:parent-style-name="Title15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5_7e_LT_7e_Gliederung_20_4" style:display-name="Title15~LT~Gliederung 4" style:family="paragraph" style:parent-style-name="Title15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5_7e_LT_7e_Gliederung_20_5" style:display-name="Title15~LT~Gliederung 5" style:family="paragraph" style:parent-style-name="Title15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5_7e_LT_7e_Gliederung_20_6" style:display-name="Title15~LT~Gliederung 6" style:family="paragraph" style:parent-style-name="Title15_7e_LT_7e_Gliederung_20_5"/>
    <style:style style:name="Title15_7e_LT_7e_Gliederung_20_7" style:display-name="Title15~LT~Gliederung 7" style:family="paragraph" style:parent-style-name="Title15_7e_LT_7e_Gliederung_20_6"/>
    <style:style style:name="Title15_7e_LT_7e_Gliederung_20_8" style:display-name="Title15~LT~Gliederung 8" style:family="paragraph" style:parent-style-name="Title15_7e_LT_7e_Gliederung_20_7"/>
    <style:style style:name="Title15_7e_LT_7e_Gliederung_20_9" style:display-name="Title15~LT~Gliederung 9" style:family="paragraph" style:parent-style-name="Title15_7e_LT_7e_Gliederung_20_8"/>
    <style:style style:name="Title15_7e_LT_7e_Titel" style:display-name="Title15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5_7e_LT_7e_Untertitel" style:display-name="Title15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5_7e_LT_7e_Notizen" style:display-name="Title15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5_7e_LT_7e_Hintergrundobjekte" style:display-name="Title15~LT~Hintergrundobjekte" style:family="paragraph">
      <style:paragraph-properties style:text-autospace="none"/>
      <style:text-properties style:letter-kerning="true"/>
    </style:style>
    <style:style style:name="Title15_7e_LT_7e_Hintergrund" style:display-name="Title15~LT~Hintergrund" style:family="paragraph">
      <style:paragraph-properties fo:text-align="center" style:justify-single-word="false" style:text-autospace="none"/>
    </style:style>
    <style:style style:name="Title16_7e_LT_7e_Gliederung_20_1" style:display-name="Title16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6_7e_LT_7e_Gliederung_20_2" style:display-name="Title16~LT~Gliederung 2" style:family="paragraph" style:parent-style-name="Title16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6_7e_LT_7e_Gliederung_20_3" style:display-name="Title16~LT~Gliederung 3" style:family="paragraph" style:parent-style-name="Title16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6_7e_LT_7e_Gliederung_20_4" style:display-name="Title16~LT~Gliederung 4" style:family="paragraph" style:parent-style-name="Title16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6_7e_LT_7e_Gliederung_20_5" style:display-name="Title16~LT~Gliederung 5" style:family="paragraph" style:parent-style-name="Title16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6_7e_LT_7e_Gliederung_20_6" style:display-name="Title16~LT~Gliederung 6" style:family="paragraph" style:parent-style-name="Title16_7e_LT_7e_Gliederung_20_5"/>
    <style:style style:name="Title16_7e_LT_7e_Gliederung_20_7" style:display-name="Title16~LT~Gliederung 7" style:family="paragraph" style:parent-style-name="Title16_7e_LT_7e_Gliederung_20_6"/>
    <style:style style:name="Title16_7e_LT_7e_Gliederung_20_8" style:display-name="Title16~LT~Gliederung 8" style:family="paragraph" style:parent-style-name="Title16_7e_LT_7e_Gliederung_20_7"/>
    <style:style style:name="Title16_7e_LT_7e_Gliederung_20_9" style:display-name="Title16~LT~Gliederung 9" style:family="paragraph" style:parent-style-name="Title16_7e_LT_7e_Gliederung_20_8"/>
    <style:style style:name="Title16_7e_LT_7e_Titel" style:display-name="Title16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6_7e_LT_7e_Untertitel" style:display-name="Title16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6_7e_LT_7e_Notizen" style:display-name="Title16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6_7e_LT_7e_Hintergrundobjekte" style:display-name="Title16~LT~Hintergrundobjekte" style:family="paragraph">
      <style:paragraph-properties style:text-autospace="none"/>
      <style:text-properties style:letter-kerning="true"/>
    </style:style>
    <style:style style:name="Title16_7e_LT_7e_Hintergrund" style:display-name="Title16~LT~Hintergrund" style:family="paragraph">
      <style:paragraph-properties fo:text-align="center" style:justify-single-word="false" style:text-autospace="none"/>
    </style:style>
    <style:style style:name="Title17_7e_LT_7e_Gliederung_20_1" style:display-name="Title17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7_7e_LT_7e_Gliederung_20_2" style:display-name="Title17~LT~Gliederung 2" style:family="paragraph" style:parent-style-name="Title17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7_7e_LT_7e_Gliederung_20_3" style:display-name="Title17~LT~Gliederung 3" style:family="paragraph" style:parent-style-name="Title17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7_7e_LT_7e_Gliederung_20_4" style:display-name="Title17~LT~Gliederung 4" style:family="paragraph" style:parent-style-name="Title17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7_7e_LT_7e_Gliederung_20_5" style:display-name="Title17~LT~Gliederung 5" style:family="paragraph" style:parent-style-name="Title17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7_7e_LT_7e_Gliederung_20_6" style:display-name="Title17~LT~Gliederung 6" style:family="paragraph" style:parent-style-name="Title17_7e_LT_7e_Gliederung_20_5"/>
    <style:style style:name="Title17_7e_LT_7e_Gliederung_20_7" style:display-name="Title17~LT~Gliederung 7" style:family="paragraph" style:parent-style-name="Title17_7e_LT_7e_Gliederung_20_6"/>
    <style:style style:name="Title17_7e_LT_7e_Gliederung_20_8" style:display-name="Title17~LT~Gliederung 8" style:family="paragraph" style:parent-style-name="Title17_7e_LT_7e_Gliederung_20_7"/>
    <style:style style:name="Title17_7e_LT_7e_Gliederung_20_9" style:display-name="Title17~LT~Gliederung 9" style:family="paragraph" style:parent-style-name="Title17_7e_LT_7e_Gliederung_20_8"/>
    <style:style style:name="Title17_7e_LT_7e_Titel" style:display-name="Title17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7_7e_LT_7e_Untertitel" style:display-name="Title17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7_7e_LT_7e_Notizen" style:display-name="Title17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7_7e_LT_7e_Hintergrundobjekte" style:display-name="Title17~LT~Hintergrundobjekte" style:family="paragraph">
      <style:paragraph-properties style:text-autospace="none"/>
      <style:text-properties style:letter-kerning="true"/>
    </style:style>
    <style:style style:name="Title17_7e_LT_7e_Hintergrund" style:display-name="Title17~LT~Hintergrund" style:family="paragraph">
      <style:paragraph-properties fo:text-align="center" style:justify-single-word="false" style:text-autospace="none"/>
    </style:style>
    <style:style style:name="Title18_7e_LT_7e_Gliederung_20_1" style:display-name="Title18~LT~Gliederung 1" style:family="paragraph">
      <style:paragraph-properties fo:margin="100%" fo:margin-left="0.3752in" fo:margin-right="0in" fo:margin-top="0.0693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8_7e_LT_7e_Gliederung_20_2" style:display-name="Title18~LT~Gliederung 2" style:family="paragraph" style:parent-style-name="Title18_7e_LT_7e_Gliederung_20_1">
      <style:paragraph-properties fo:margin="100%" fo:margin-left="0.8126in" fo:margin-right="0in" fo:margin-top="0.0626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18pt" style:font-size-asian="18pt" style:font-size-complex="18pt"/>
    </style:style>
    <style:style style:name="Title18_7e_LT_7e_Gliederung_20_3" style:display-name="Title18~LT~Gliederung 3" style:family="paragraph" style:parent-style-name="Title18_7e_LT_7e_Gliederung_20_2">
      <style:paragraph-properties fo:margin="100%" fo:margin-left="1.25in" fo:margin-right="0in" fo:margin-top="0.0555in" fo:margin-bottom="0in" fo:line-height="120%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6pt" style:font-size-asian="16pt" style:font-size-complex="16pt"/>
    </style:style>
    <style:style style:name="Title18_7e_LT_7e_Gliederung_20_4" style:display-name="Title18~LT~Gliederung 4" style:family="paragraph" style:parent-style-name="Title18_7e_LT_7e_Gliederung_20_3">
      <style:paragraph-properties fo:margin="100%" fo:margin-left="1.75in" fo:margin-right="0in" fo:margin-top="0.0484in" fo:margin-bottom="0in" fo:line-height="140%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Title18_7e_LT_7e_Gliederung_20_5" style:display-name="Title18~LT~Gliederung 5" style:family="paragraph" style:parent-style-name="Title18_7e_LT_7e_Gliederung_20_4">
      <style:paragraph-properties fo:margin="100%" fo:margin-left="2.25in" fo:margin-right="0in" fo:margin-top="0.0417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12pt" style:font-size-asian="12pt" style:font-size-complex="12pt"/>
    </style:style>
    <style:style style:name="Title18_7e_LT_7e_Gliederung_20_6" style:display-name="Title18~LT~Gliederung 6" style:family="paragraph" style:parent-style-name="Title18_7e_LT_7e_Gliederung_20_5"/>
    <style:style style:name="Title18_7e_LT_7e_Gliederung_20_7" style:display-name="Title18~LT~Gliederung 7" style:family="paragraph" style:parent-style-name="Title18_7e_LT_7e_Gliederung_20_6"/>
    <style:style style:name="Title18_7e_LT_7e_Gliederung_20_8" style:display-name="Title18~LT~Gliederung 8" style:family="paragraph" style:parent-style-name="Title18_7e_LT_7e_Gliederung_20_7"/>
    <style:style style:name="Title18_7e_LT_7e_Gliederung_20_9" style:display-name="Title18~LT~Gliederung 9" style:family="paragraph" style:parent-style-name="Title18_7e_LT_7e_Gliederung_20_8"/>
    <style:style style:name="Title18_7e_LT_7e_Titel" style:display-name="Title18~LT~Titel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Title18_7e_LT_7e_Untertitel" style:display-name="Title18~LT~Untertitel" style:family="paragraph">
      <style:paragraph-properties fo:margin="100%" fo:margin-left="0.3752in" fo:margin-right="0in" fo:margin-top="0.0693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HGP創英角ｺﾞｼｯｸUB" fo:font-size="20pt" fo:font-style="normal" fo:text-shadow="none" style:text-underline-style="none" fo:font-weight="normal" style:letter-kerning="true" style:font-name-asian="HGP創英角ｺﾞｼｯｸUB" style:font-size-asian="20pt" style:font-style-asian="normal" style:font-weight-asian="normal" style:font-name-complex="HGP創英角ｺﾞｼｯｸUB" style:font-size-complex="20pt" style:font-style-complex="normal" style:font-weight-complex="normal" style:text-emphasize="none" style:text-overline-style="none" style:text-overline-color="font-color"/>
    </style:style>
    <style:style style:name="Title18_7e_LT_7e_Notizen" style:display-name="Title18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8_7e_LT_7e_Hintergrundobjekte" style:display-name="Title18~LT~Hintergrundobjekte" style:family="paragraph">
      <style:paragraph-properties style:text-autospace="none"/>
      <style:text-properties style:letter-kerning="true"/>
    </style:style>
    <style:style style:name="Title18_7e_LT_7e_Hintergrund" style:display-name="Title18~LT~Hintergrund" style:family="paragraph">
      <style:paragraph-properties fo:text-align="center" style:justify-single-word="false" style:text-autospace="none"/>
    </style:style>
    <style:style style:name="List" style:family="paragraph" style:parent-style-name="Text_20_body" style:class="list">
      <style:text-properties style:font-name-complex="Mangal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WW-Title12" style:family="paragraph">
      <style:paragraph-properties fo:margin="100%" fo:margin-left="0in" fo:margin-right="0in" fo:margin-top="0in" fo:margin-bottom="0in" fo:line-height="9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HGP創英角ｺﾞｼｯｸUB" fo:font-size="24pt" fo:font-style="normal" fo:text-shadow="none" style:text-underline-style="none" fo:font-weight="normal" style:letter-kerning="true" style:font-name-asian="HGP創英角ｺﾞｼｯｸUB" style:font-size-asian="24pt" style:font-style-asian="normal" style:font-weight-asian="normal" style:font-name-complex="HGP創英角ｺﾞｼｯｸUB" style:font-size-complex="24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654in" fo:margin-bottom="0.591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16:52:43.95</dc:date>
    <meta:editing-duration>P6DT21H43M55S</meta:editing-duration>
    <meta:editing-cycles>662</meta:editing-cycles>
    <meta:generator>OpenOffice/4.0.0$Win32 OpenOffice.org_project/400m3$Build-9702</meta:generator>
    <meta:document-statistic meta:table-count="1" meta:image-count="0" meta:object-count="0" meta:page-count="1" meta:paragraph-count="24" meta:word-count="158" meta:character-count="461"/>
  </office:meta>
</office:document-meta>
</file>